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officeooo:rsid="00072206" officeooo:paragraph-rsid="00072206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text-properties officeooo:rsid="00849161" officeooo:paragraph-rsid="00849161"/>
    </style:style>
    <style:style style:name="P14" style:family="paragraph" style:parent-style-name="Text_20_body">
      <style:text-properties officeooo:rsid="0085283c" officeooo:paragraph-rsid="0085283c"/>
    </style:style>
    <style:style style:name="P15" style:family="paragraph" style:parent-style-name="Text_20_body">
      <style:text-properties officeooo:rsid="00867b7e" officeooo:paragraph-rsid="00867b7e"/>
    </style:style>
    <style:style style:name="P16" style:family="paragraph" style:parent-style-name="Text_20_body">
      <style:text-properties officeooo:rsid="0088a64f" officeooo:paragraph-rsid="0088a64f"/>
    </style:style>
    <style:style style:name="P17" style:family="paragraph" style:parent-style-name="Text_20_body">
      <style:text-properties officeooo:rsid="008ae147" officeooo:paragraph-rsid="008ae147"/>
    </style:style>
    <style:style style:name="P18" style:family="paragraph" style:parent-style-name="Text_20_body">
      <style:text-properties officeooo:rsid="008b76ae" officeooo:paragraph-rsid="008b76ae"/>
    </style:style>
    <style:style style:name="P19" style:family="paragraph" style:parent-style-name="Text_20_body">
      <style:text-properties officeooo:rsid="008e7057" officeooo:paragraph-rsid="008e7057"/>
    </style:style>
    <style:style style:name="P20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2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2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2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2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2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3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3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3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3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3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3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3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966302" officeooo:paragraph-rsid="00966302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66302" officeooo:paragraph-rsid="00966302" fo:hyphenate="false" fo:hyphenation-remain-char-count="2" fo:hyphenation-push-char-count="2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0975" officeooo:paragraph-rsid="00970975" fo:hyphenate="false" fo:hyphenation-remain-char-count="2" fo:hyphenation-push-char-count="2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ef22" officeooo:paragraph-rsid="0097ef22" fo:hyphenate="false" fo:hyphenation-remain-char-count="2" fo:hyphenation-push-char-count="2"/>
    </style:style>
    <style:style style:name="P72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3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Table_20_Contents">
      <style:text-properties officeooo:rsid="00072206" officeooo:paragraph-rsid="00072206"/>
    </style:style>
    <style:style style:name="P79" style:family="paragraph" style:parent-style-name="Table_20_Contents">
      <style:text-properties officeooo:rsid="002ee970" officeooo:paragraph-rsid="002ee970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officeooo:paragraph-rsid="009d6f22" fo:hyphenate="false" fo:hyphenation-remain-char-count="2" fo:hyphenation-push-char-count="2"/>
    </style:style>
    <style:style style:name="P82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3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6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7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8" style:family="paragraph" style:parent-style-name="Zawartość_20_tabeli">
      <style:paragraph-properties fo:text-align="center" style:justify-single-word="false"/>
    </style:style>
    <style:style style:name="P89" style:family="paragraph" style:parent-style-name="Standard" style:master-page-name="Standard">
      <style:paragraph-properties style:page-number="auto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officeooo:rsid="00a03358" officeooo:paragraph-rsid="00a03358" fo:hyphenate="false" fo:hyphenation-remain-char-count="2" fo:hyphenation-push-char-count="2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officeooo:paragraph-rsid="00a3f5a2" fo:hyphenate="false" fo:hyphenation-remain-char-count="2" fo:hyphenation-push-char-count="2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officeooo:rsid="00adbb6d" officeooo:paragraph-rsid="00adbb6d" fo:hyphenate="false" fo:hyphenation-remain-char-count="2" fo:hyphenation-push-char-count="2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officeooo:rsid="00aef9d1" officeooo:paragraph-rsid="00aef9d1" fo:hyphenate="false" fo:hyphenation-remain-char-count="2" fo:hyphenation-push-char-count="2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fo:font-style="italic" officeooo:rsid="00aef9d1" officeooo:paragraph-rsid="00aef9d1" style:font-style-asian="italic" style:font-style-complex="italic" fo:hyphenate="false" fo:hyphenation-remain-char-count="2" fo:hyphenation-push-char-count="2"/>
    </style:style>
    <style:style style:name="P9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96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a384bd" officeooo:paragraph-rsid="00a384bd" fo:hyphenate="false" fo:hyphenation-remain-char-count="2" fo:hyphenation-push-char-count="2"/>
    </style:style>
    <style:style style:name="P97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color="#000000" officeooo:rsid="00ab9b56" officeooo:paragraph-rsid="00ab9b56" fo:hyphenate="false" fo:hyphenation-remain-char-count="2" fo:hyphenation-push-char-count="2"/>
    </style:style>
    <style:style style:name="P98" style:family="paragraph" style:parent-style-name="Text_20_body">
      <style:text-properties fo:color="#0000ff" officeooo:rsid="00b024cd" officeooo:paragraph-rsid="00b024cd"/>
    </style:style>
    <style:style style:name="P99" style:family="paragraph" style:parent-style-name="Text_20_body">
      <style:text-properties fo:color="#0000ff" officeooo:rsid="00b64f2e" officeooo:paragraph-rsid="00b64f2e"/>
    </style:style>
    <style:style style:name="P100" style:family="paragraph" style:parent-style-name="Text_20_body">
      <style:text-properties officeooo:rsid="00a384bd" officeooo:paragraph-rsid="00a384bd"/>
    </style:style>
    <style:style style:name="P101" style:family="paragraph" style:parent-style-name="Text_20_body">
      <style:text-properties officeooo:rsid="00b0eb9d" officeooo:paragraph-rsid="00b0eb9d" style:font-name-asian="Times New Roman"/>
    </style:style>
    <style:style style:name="P102" style:family="paragraph" style:parent-style-name="Text_20_body">
      <style:text-properties fo:font-size="16pt" fo:font-style="italic" fo:font-weight="bold" style:font-name-asian="Times New Roman" style:font-size-asian="16pt" style:font-style-asian="italic" style:font-weight-asian="bold" style:font-size-complex="16pt" style:font-style-complex="italic" style:font-weight-complex="bold"/>
    </style:style>
    <style:style style:name="P103" style:family="paragraph" style:parent-style-name="Text_20_body">
      <style:text-properties style:use-window-font-color="true" style:font-name="Times New Roman" fo:font-size="16pt" fo:language="pl" fo:country="PL" fo:font-style="italic" fo:font-weight="bold" officeooo:rsid="00b0eb9d" officeooo:paragraph-rsid="00b0eb9d" style:letter-kerning="true" style:font-name-asian="Times New Roman" style:font-size-asian="16pt" style:language-asian="zh" style:country-asian="CN" style:font-style-asian="italic" style:font-weight-asian="bold" style:font-name-complex="Times New Roman" style:font-size-complex="16pt" style:language-complex="ar" style:country-complex="SA" style:font-style-complex="italic" style:font-weight-complex="bold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10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20a38" officeooo:paragraph-rsid="00a20a38" fo:hyphenate="false" fo:hyphenation-remain-char-count="2" fo:hyphenation-push-char-count="2"/>
    </style:style>
    <style:style style:name="P10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66302" officeooo:paragraph-rsid="00966302" fo:hyphenate="false" fo:hyphenation-remain-char-count="2" fo:hyphenation-push-char-count="2"/>
    </style:style>
    <style:style style:name="P10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46745" officeooo:paragraph-rsid="00a46745" fo:hyphenate="false" fo:hyphenation-remain-char-count="2" fo:hyphenation-push-char-count="2"/>
    </style:style>
    <style:style style:name="P10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10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6f157" officeooo:paragraph-rsid="00a6f157" fo:hyphenate="false" fo:hyphenation-remain-char-count="2" fo:hyphenation-push-char-count="2"/>
    </style:style>
    <style:style style:name="P11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ef22" officeooo:paragraph-rsid="0097ef22" fo:hyphenate="false" fo:hyphenation-remain-char-count="2" fo:hyphenation-push-char-count="2"/>
    </style:style>
    <style:style style:name="P111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112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113" style:family="paragraph" style:parent-style-name="Heading_20_2">
      <style:paragraph-properties>
        <style:tab-stops>
          <style:tab-stop style:position="0in"/>
        </style:tab-stops>
      </style:paragraph-properties>
      <style:text-properties officeooo:paragraph-rsid="00b0eb9d"/>
    </style:style>
    <style:style style:name="P114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115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116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117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118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119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20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2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000000" officeooo:rsid="001d449d"/>
    </style:style>
    <style:style style:name="T5" style:family="text">
      <style:text-properties fo:color="#000000" officeooo:rsid="0095b883"/>
    </style:style>
    <style:style style:name="T6" style:family="text">
      <style:text-properties fo:color="#000000" officeooo:rsid="00962323"/>
    </style:style>
    <style:style style:name="T7" style:family="text">
      <style:text-properties fo:color="#000000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fo:color="#000000" officeooo:rsid="00a1c59e"/>
    </style:style>
    <style:style style:name="T9" style:family="text">
      <style:text-properties fo:color="#0000ff"/>
    </style:style>
    <style:style style:name="T10" style:family="text">
      <style:text-properties fo:color="#0000ff" officeooo:rsid="00b024cd"/>
    </style:style>
    <style:style style:name="T11" style:family="text">
      <style:text-properties officeooo:rsid="0004a424"/>
    </style:style>
    <style:style style:name="T12" style:family="text">
      <style:text-properties officeooo:rsid="0008fbd9"/>
    </style:style>
    <style:style style:name="T13" style:family="text">
      <style:text-properties officeooo:rsid="0018aa07"/>
    </style:style>
    <style:style style:name="T14" style:family="text">
      <style:text-properties officeooo:rsid="0018d057"/>
    </style:style>
    <style:style style:name="T15" style:family="text">
      <style:text-properties officeooo:rsid="001a6255"/>
    </style:style>
    <style:style style:name="T16" style:family="text">
      <style:text-properties officeooo:rsid="001d449d"/>
    </style:style>
    <style:style style:name="T17" style:family="text">
      <style:text-properties fo:color="#ce181e"/>
    </style:style>
    <style:style style:name="T18" style:family="text">
      <style:text-properties fo:color="#ce181e" officeooo:rsid="001d449d"/>
    </style:style>
    <style:style style:name="T19" style:family="text">
      <style:text-properties fo:color="#ce181e" officeooo:rsid="005aa880"/>
    </style:style>
    <style:style style:name="T20" style:family="text">
      <style:text-properties fo:color="#ce181e" officeooo:rsid="0095b883"/>
    </style:style>
    <style:style style:name="T21" style:family="text">
      <style:text-properties officeooo:rsid="003308bd"/>
    </style:style>
    <style:style style:name="T22" style:family="text">
      <style:text-properties officeooo:rsid="003453f5"/>
    </style:style>
    <style:style style:name="T23" style:family="text">
      <style:text-properties officeooo:rsid="003b9b04"/>
    </style:style>
    <style:style style:name="T24" style:family="text">
      <style:text-properties officeooo:rsid="003d086c"/>
    </style:style>
    <style:style style:name="T25" style:family="text">
      <style:text-properties officeooo:rsid="003ec8d3"/>
    </style:style>
    <style:style style:name="T26" style:family="text">
      <style:text-properties officeooo:rsid="003f35e4"/>
    </style:style>
    <style:style style:name="T27" style:family="text">
      <style:text-properties officeooo:rsid="00568348"/>
    </style:style>
    <style:style style:name="T28" style:family="text">
      <style:text-properties officeooo:rsid="005e9910"/>
    </style:style>
    <style:style style:name="T29" style:family="text">
      <style:text-properties officeooo:rsid="00603c9c"/>
    </style:style>
    <style:style style:name="T30" style:family="text">
      <style:text-properties officeooo:rsid="00694f3f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970975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89a092"/>
    </style:style>
    <style:style style:name="T35" style:family="text">
      <style:text-properties officeooo:rsid="009142f7"/>
    </style:style>
    <style:style style:name="T36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9" style:family="text">
      <style:text-properties officeooo:rsid="00970975"/>
    </style:style>
    <style:style style:name="T40" style:family="text">
      <style:text-properties officeooo:rsid="009bc639"/>
    </style:style>
    <style:style style:name="T41" style:family="text">
      <style:text-properties officeooo:rsid="009d6f22"/>
    </style:style>
    <style:style style:name="T42" style:family="text">
      <style:text-properties officeooo:rsid="00a1c59e"/>
    </style:style>
    <style:style style:name="T43" style:family="text">
      <style:text-properties officeooo:rsid="00a20a38"/>
    </style:style>
    <style:style style:name="T44" style:family="text">
      <style:text-properties officeooo:rsid="00a3f5a2"/>
    </style:style>
    <style:style style:name="T45" style:family="text">
      <style:text-properties officeooo:rsid="00a82c3c"/>
    </style:style>
    <style:style style:name="T46" style:family="text">
      <style:text-properties officeooo:rsid="00a8efd1"/>
    </style:style>
    <style:style style:name="T47" style:family="text">
      <style:text-properties officeooo:rsid="00af387e"/>
    </style:style>
    <style:style style:name="T48" style:family="text">
      <style:text-properties officeooo:rsid="00b024cd"/>
    </style:style>
    <style:style style:name="T49" style:family="text">
      <style:text-properties officeooo:rsid="00b0eb9d"/>
    </style:style>
    <style:style style:name="T50" style:family="text">
      <style:text-properties officeooo:rsid="00b72fe5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86">Uladzislau Harbuz</text:p>
      <text:p text:style-name="P87">Maksym Yakymyshyn</text:p>
      <text:p text:style-name="P73">Spis treści</text:p>
      <text:section text:style-name="Sect1" text:name="Section1">
        <text:p text:style-name="P74"><text:span text:style-name="T3"><text:s/></text:span><text:span text:style-name="T1">1 <text:s/>Wstęp<text:tab/>3</text:span></text:p>
        <text:p text:style-name="P75"><text:span text:style-name="T3"><text:s/></text:span><text:span text:style-name="T1">1.1 <text:s/>Treść zadania<text:tab/>3</text:span></text:p>
        <text:p text:style-name="P75"><text:span text:style-name="T3"><text:s/></text:span><text:span text:style-name="T1">1.2 <text:s/>Dodatkowe założenia<text:tab/>3</text:span></text:p>
        <text:p text:style-name="P76"><text:span text:style-name="T2"><text:s/></text:span><text:span text:style-name="T1">1.2.1 <text:s/>Serwer<text:tab/>3</text:span></text:p>
        <text:p text:style-name="P76"><text:span text:style-name="T2"><text:s/></text:span><text:span text:style-name="T1">1.2.2 <text:s/>Klient<text:tab/>3</text:span></text:p>
        <text:p text:style-name="P74"><text:span text:style-name="T3"><text:s/></text:span><text:span text:style-name="T1">2 <text:s/>Słownik pojęć<text:tab/>3</text:span></text:p>
        <text:p text:style-name="P74"><text:span text:style-name="T3"><text:s/></text:span><text:span text:style-name="T1">3 <text:s/>Użyte protokoły<text:tab/>3</text:span></text:p>
        <text:p text:style-name="P75"><text:span text:style-name="T3"><text:s/></text:span><text:span text:style-name="T1">3.1 <text:s/>Protokół komunikacji klienta z serwerem<text:tab/>3</text:span></text:p>
        <text:p text:style-name="P76"><text:span text:style-name="T2"><text:s/></text:span><text:span text:style-name="T1">3.1.1 <text:s text:c="2"/>Wstęp<text:tab/>3</text:span></text:p>
        <text:p text:style-name="P77"><text:span text:style-name="T2"><text:s/></text:span><text:span text:style-name="T1">3.1.1.1 <text:s/>Technologia<text:tab/>3</text:span></text:p>
        <text:p text:style-name="P77"><text:span text:style-name="T2"><text:s/></text:span><text:span text:style-name="T1">3.1.1.2 <text:s/>Funkcjonalność:<text:tab/>3</text:span></text:p>
        <text:p text:style-name="P76"><text:span text:style-name="T2"><text:s/></text:span><text:span text:style-name="T1">3.1.2 <text:s/>Dokładny opis funkcjonalny poszczególnych metod/komend<text:tab/>4</text:span></text:p>
        <text:p text:style-name="P77"><text:span text:style-name="T2"><text:s/></text:span><text:span text:style-name="T1">3.1.2.1 <text:s/>XXXXXXXXXXXX (<text:tab/>4</text:span></text:p>
        <text:p text:style-name="P76"><text:span text:style-name="T2"><text:s/></text:span><text:span text:style-name="T1">3.1.3 <text:s/>Spis komunikatów błędów<text:tab/>4</text:span></text:p>
        <text:p text:style-name="P75"><text:span text:style-name="T3"><text:s/></text:span><text:span text:style-name="T1">3.2 <text:s/>Protokół przesyłania plików pomiędzy klientami(o ile występuje)<text:tab/>4</text:span></text:p>
        <text:p text:style-name="P76"><text:span text:style-name="T2"><text:s/></text:span><text:span text:style-name="T1">3.2.1 <text:s/>Wstęp<text:tab/>4</text:span></text:p>
        <text:p text:style-name="P76"><text:span text:style-name="T2"><text:s/></text:span><text:span text:style-name="T1">3.2.2 <text:s/>Żądanie<text:tab/>5</text:span></text:p>
        <text:p text:style-name="P76"><text:span text:style-name="T2"><text:s/></text:span><text:span text:style-name="T1">3.2.3 <text:s/>Odpowiedź<text:tab/>5</text:span></text:p>
        <text:p text:style-name="P76"><text:span text:style-name="T2"><text:s/></text:span><text:span text:style-name="T1">3.2.4 <text:s/>Spis komunikatów błędów<text:tab/>5</text:span></text:p>
        <text:p text:style-name="P74"><text:span text:style-name="T3"><text:s/></text:span><text:span text:style-name="T1">4 <text:s/>Przypadki użycia<text:tab/>5</text:span></text:p>
        <text:p text:style-name="P76"><text:span text:style-name="T2"><text:s/></text:span><text:span text:style-name="T1">4.1.1 <text:s/>Klient tworzy nowego użytkownika w bazie serwera<text:tab/>5</text:span></text:p>
        <text:p text:style-name="P76"><text:span text:style-name="T2"><text:s/></text:span><text:span text:style-name="T1">4.1.2 <text:s/>Klient loguje się do serwera<text:tab/>5</text:span></text:p>
        <text:p text:style-name="P76"><text:span text:style-name="T2"><text:s/></text:span><text:span text:style-name="T1">4.1.3 <text:s/>Klient wylogowuje się z serwera<text:tab/>5</text:span></text:p>
        <text:p text:style-name="P76"><text:span text:style-name="T2"><text:s/></text:span><text:span text:style-name="T1">4.1.4 <text:s/>XXXXXXXXXXXXXXX<text:tab/>5</text:span></text:p>
        <text:p text:style-name="P74"><text:span text:style-name="T3"><text:s/></text:span><text:span text:style-name="T1">5 <text:s/>Aplikacja klienta<text:tab/>5</text:span></text:p>
        <text:p text:style-name="P75"><text:span text:style-name="T3"><text:s/></text:span><text:span text:style-name="T1">5.1 <text:s/>Wstęp<text:tab/>5</text:span></text:p>
        <text:p text:style-name="P75"><text:span text:style-name="T3"><text:s/></text:span><text:span text:style-name="T1">5.2 <text:s/>Moduł nazwa1<text:tab/>5</text:span></text:p>
        <text:p text:style-name="P75"><text:span text:style-name="T3"><text:s/></text:span><text:span text:style-name="T1">5.3 <text:s/>Moduł nazwa2<text:tab/>5</text:span></text:p>
        <text:p text:style-name="P74"><text:span text:style-name="T3"><text:s/></text:span><text:span text:style-name="T1">6 <text:s/>Aplikacja serwera<text:tab/>5</text:span></text:p>
        <text:p text:style-name="P75"><text:span text:style-name="T3"><text:s/></text:span><text:span text:style-name="T1">6.1 <text:s/>Wstęp<text:tab/>5</text:span></text:p>
        <text:p text:style-name="P75"><text:span text:style-name="T3"><text:s/></text:span><text:span text:style-name="T1">6.2 <text:s/>Moduł nazwa1<text:tab/>6</text:span></text:p>
        <text:p text:style-name="P75"><text:span text:style-name="T3"><text:s/></text:span><text:span text:style-name="T1">6.3 <text:s/>Moduł nazwa2<text:tab/>6</text:span></text:p>
        <text:p text:style-name="P74"><text:span text:style-name="T3"><text:s/></text:span><text:span text:style-name="T1">7 <text:s/>Przechowywane dane <text:tab/>6</text:span></text:p>
        <text:p text:style-name="P75"><text:span text:style-name="T3"><text:s/></text:span><text:span text:style-name="T1">7.1 <text:s/>Wstęp<text:tab/>6</text:span></text:p>
        <text:p text:style-name="P75"><text:span text:style-name="T3"><text:s/></text:span><text:span text:style-name="T1">7.2 <text:s/>Tabela/ plik1<text:tab/>6</text:span></text:p>
        <text:p text:style-name="P75"><text:span text:style-name="T3"><text:s/></text:span><text:span text:style-name="T1">7.3 <text:s/>Tabela/ plik2<text:tab/>6</text:span></text:p>
        <text:p text:style-name="P74"><text:span text:style-name="T3"><text:s/></text:span><text:span text:style-name="T1">8 <text:s/>Interfejs danych<text:tab/>6</text:span></text:p>
        <text:p text:style-name="P75"><text:span text:style-name="T3"><text:s/></text:span><text:span text:style-name="T1">8.1 <text:s/>Funkcja 1<text:tab/>6</text:span></text:p>
        <text:p text:style-name="P75"><text:span text:style-name="T3"><text:s/></text:span><text:span text:style-name="T1">8.2 <text:s/>Funkcja 2<text:tab/>6</text:span></text:p>
        <text:p text:style-name="P75"><text:span text:style-name="T3"><text:s/></text:span><text:span text:style-name="T1">8.3 <text:s/>…<text:tab/>6</text:span></text:p>
        <text:p text:style-name="P75"><text:span text:style-name="T3"><text:s/></text:span><text:span text:style-name="T1">8.4 <text:s/>Spis komunikatów błędów<text:tab/>6</text:span></text:p>
        <text:p text:style-name="P74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111" text:outline-level="1">Wstęp</text:h>
        <text:h text:style-name="P112" text:outline-level="2">Treść zadania</text:h>
        <text:p text:style-name="P80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84">•Treść pytania,</text:p>
        <text:p text:style-name="P84">•Propozycje odpowiedzi (co najwyżej 5),</text:p>
        <text:p text:style-name="P84">•Poprawną odpowiedź (tylko 1).</text:p>
        <text:p text:style-name="P84">Egzaminator przeprowadza egzamin udostępniając go wybranej grupie studentów na określony czas oraz uruchamia automatyczne sprawdzanie wyników testu dla poszczególnych studentów.</text:p>
        <text:p text:style-name="P84">Po sprawdzeniu wynik testu jest przypisywany poszczególnym studentom.</text:p>
        <text:p text:style-name="P84">Student loguje się, wprowadza odpowiedzi na poszczególne pytania i ogląda wyniki.</text:p>
        <text:h text:style-name="P112" text:outline-level="2">Dodatkowe założenia</text:h>
        <text:h text:style-name="P121" text:outline-level="3">Serwer</text:h>
        <text:p text:style-name="P81">Serwer <text:span text:style-name="T41">wykonany</text:span> <text:span text:style-name="T41">został</text:span> w język<text:span text:style-name="T35">ach</text:span> <text:span text:style-name="T35">C i </text:span>C++. Dane o <text:span text:style-name="T40">użytkownikach</text:span>, <text:span text:style-name="T40">testach</text:span> i <text:span text:style-name="T40">wynikach</text:span> <text:span text:style-name="T41">są</text:span> przechowywane w <text:span text:style-name="T36">bazie danych </text:span><text:span text:style-name="T37">SQLite. </text:span><text:span text:style-name="T38">Dodatkowo do testowania prawidłowości działania serwera zostali utworzone testy protokołu (tablica <text:s/></text:span><text:span text:style-name="T7">3.1.1.2.1) w języku Haskell.</text:span></text:p>
        <text:h text:style-name="P121" text:outline-level="3">Klient</text:h>
        <text:p text:style-name="P80">Klient będzie aplikacją napisaną w języku C#</text:p>
        <text:h text:style-name="P111" text:outline-level="1">Słownik pojęć</text:h>
        <text:p text:style-name="P80">Sesja – abstrakcja połączenia zautentyfikowanego klienta z serwerem. Wszystkie komunikaty są wysyłane w ramach sesji. Wszystkie spróby komunikacji z serwerem poza aktywną sesją są odrzucane przez serwer.</text:p>
        <text:p text:style-name="P90">Test – pytanie z odpowiedziami do niego.</text:p>
        <text:h text:style-name="P111" text:outline-level="1">Użyte protokoły</text:h>
        <text:h text:style-name="P112" text:outline-level="2">Protokół komunikacji klienta z serwerem</text:h>
        <text:h text:style-name="P121" text:outline-level="3"><text:tab/>Wstęp</text:h>
        <text:p text:style-name="Text_20_body"/>
        <text:p text:style-name="Standard"><text:soft-page-break/>Został opracowany własny protokół <text:span text:style-name="T21">komunikacji pomiędzy klientem a serwerem (Tablica </text:span>3.1.1.2.1<text:span text:style-name="T22">).</text:span></text:p>
        <text:h text:style-name="P116" text:outline-level="4">Technologia</text:h>
        <text:h text:style-name="P119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2">Polecenie</text:p>
            </table:table-cell>
            <table:table-cell table:style-name="Table1.A1" office:value-type="string">
              <text:p text:style-name="P88">Rozmiar danych</text:p>
            </table:table-cell>
            <table:table-cell table:style-name="Table1.C1" office:value-type="string">
              <text:p text:style-name="P88">Dane</text:p>
            </table:table-cell>
          </table:table-row>
        </table:table>
        <text:h text:style-name="P120" text:outline-level="4">Polecenie – 1 bajt</text:h>
        <text:p text:style-name="P83">Rozmiar danych – 1 bajt, który pokazuje rozmiar danych w sekcji „Dane”(dom. w bajtach).</text:p>
        <text:p text:style-name="P85">W przypadku błędu po stronie serwera serwer musi zwracać komunikat ERROR_DATAGRAM (Tablica 3.1.1.2.1).</text:p>
        <text:h text:style-name="P117" text:outline-level="4">Funkcjonalność:</text:h>
        <text:p text:style-name="P82">Protokół ten realizuje następującą funkcjonalność:</text:p>
        <text:p text:style-name="P9"/>
        <text:p text:style-name="P12"><text:span text:style-name="T24">Tablica</text:span> 3.1.1.2.1 – <text:span text:style-name="T23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2">Lp</text:p>
            </table:table-cell>
            <table:table-cell table:style-name="Table2.A1" office:value-type="string">
              <text:p text:style-name="P22">Treść komunikatu</text:p>
            </table:table-cell>
            <table:table-cell table:style-name="Table2.C1" office:value-type="string">
              <text:p text:style-name="P22">Spodziewana reakcja</text:p>
            </table:table-cell>
          </table:table-row>
          <table:table-row table:style-name="Table2.1">
            <table:table-cell table:style-name="Table2.A1" office:value-type="string">
              <text:p text:style-name="P29">0</text:p>
            </table:table-cell>
            <table:table-cell table:style-name="Table2.A1" office:value-type="string">
              <text:p text:style-name="P29">INVALID_COMMAND</text:p>
            </table:table-cell>
            <table:table-cell table:style-name="Table2.C1" office:value-type="string">
              <text:p text:style-name="P51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22">1</text:p>
            </table:table-cell>
            <table:table-cell table:style-name="Table2.A3" office:value-type="string">
              <text:p text:style-name="P22">GET_TEST_LIST_SIZE</text:p>
            </table:table-cell>
            <table:table-cell table:style-name="Table2.C3" office:value-type="string">
              <text:p text:style-name="P41">Klient wysyła do serwera <text:span text:style-name="T26">ramkę</text:span> <text:span text:style-name="T14">z polem „Rozmiar danych” = 0 i bez pola „Dane”</text:span>.</text:p>
              <text:p text:style-name="P39">Klient otrzymuje liczbę testów <text:span text:style-name="T13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22">2</text:p>
            </table:table-cell>
            <table:table-cell table:style-name="Table2.A1" office:value-type="string">
              <text:p text:style-name="P22">GET_TEST</text:p>
            </table:table-cell>
            <table:table-cell table:style-name="Table2.C1" office:value-type="string">
              <text:p text:style-name="P40">Klient <text:span text:style-name="T15">w</text:span> polu „Dane” wpisuje numer testu. Otrzymuje od serwera wypełnioną ramkę danych <text:span text:style-name="T16">w formacie JSON zdefiniowanym następująco:</text:span></text:p>
              <text:p text:style-name="P40"><text:span text:style-name="T16">{„text”:”</text:span><text:span text:style-name="T18">tekst_pytania”</text:span><text:span text:style-name="T16">, „variants”:[{„1”:</text:span><text:span text:style-name="T4">„</text:span><text:span text:style-name="T18">odp1”</text:span><text:span text:style-name="T20">}</text:span><text:span text:style-name="T4">,</text:span><text:span text:style-name="T5">{„</text:span><text:span text:style-name="T6">2</text:span><text:span text:style-name="T5">”:</text:span><text:span text:style-name="T4">”</text:span><text:span text:style-name="T18">odp2”</text:span><text:span text:style-name="T20">}</text:span><text:span text:style-name="T4">, </text:span><text:span text:style-name="T16">… ]},</text:span></text:p>
              <text:p text:style-name="P67">gdzie <text:span text:style-name="T31">text</text:span> – tekst pytania,</text:p>
              <text:p text:style-name="P67"><text:span text:style-name="T31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23">3</text:p>
            </table:table-cell>
            <table:table-cell table:style-name="Table2.A3" office:value-type="string">
              <text:p text:style-name="P23">SEND_TESTS_ANSWERS</text:p>
            </table:table-cell>
            <table:table-cell table:style-name="Table2.C3" office:value-type="string">
              <text:p text:style-name="P42">Klient wysyła w polu „Dane” wybrane odpowiedzi dla testów w formacie JSON zdefiniowanym następująco:</text:p>
              <text:p text:style-name="P42">{„answewrs”:[<text:span text:style-name="T42">{</text:span>„<text:span text:style-name="T17">test_n”</text:span>:”<text:span text:style-name="T17">ans_</text:span><text:span text:style-name="T19">n”</text:span><text:span text:style-name="T8">}</text:span>, … ]},</text:p>
              <text:p text:style-name="P66">gdzie <text:span text:style-name="T31">answers</text:span> – lista par „numer testu”:”numer wybranej odpowiedzi”.</text:p>
              <text:p text:style-name="P47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23">4</text:p>
            </table:table-cell>
            <table:table-cell table:style-name="Table2.A1" office:value-type="string">
              <text:p text:style-name="P21">OPEN_SESSION</text:p>
            </table:table-cell>
            <table:table-cell table:style-name="Table2.C1" office:value-type="string">
              <text:p text:style-name="P37">Komunikat mówi serwerowi otworzyć nową sesję.</text:p>
              <text:p text:style-name="P38"><text:soft-page-break/>Serwer czeka na nowe połączenie od klientów. Po uzyskaniu nowego połączenia serwer <text:span text:style-name="T11">czeka</text:span> na ten komunikat. <text:span text:style-name="T12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0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3">5</text:p>
            </table:table-cell>
            <table:table-cell table:style-name="Table2.A3" office:value-type="string">
              <text:p text:style-name="P21">CLOSE_SESSION</text:p>
            </table:table-cell>
            <table:table-cell table:style-name="Table2.C3" office:value-type="string">
              <text:p text:style-name="P37">Zamyka aktualną sesję.</text:p>
              <text:p text:style-name="P48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4">6</text:p>
            </table:table-cell>
            <table:table-cell table:style-name="Table2.A3" office:value-type="string">
              <text:p text:style-name="P24">GET_RESULTS</text:p>
            </table:table-cell>
            <table:table-cell table:style-name="Table2.C3" office:value-type="string">
              <text:p text:style-name="P43">Klient wysyła pustą ramkę.</text:p>
              <text:p text:style-name="P43">Dostaje od serwera ramke z polem „Dane” zawierającą wyniki testów w formacie JSON:</text:p>
              <text:p text:style-name="P43">{„pass”:”<text:span text:style-name="T17">liczba_testów_zdanych”</text:span>, „all”:”<text:span text:style-name="T17">liczba_wszystkich_testów”</text:span>},</text:p>
              <text:p text:style-name="P65">gdzie <text:span text:style-name="T31">pass</text:span> – liczba prawidłowych odpowiedzi w tescie,</text:p>
              <text:p text:style-name="P65"><text:span text:style-name="T31">all</text:span> – liczba wszystkich testów.</text:p>
              <text:p text:style-name="P43"/>
            </table:table-cell>
          </table:table-row>
          <table:table-row table:style-name="Table2.1">
            <table:table-cell table:style-name="Table2.A3" office:value-type="string">
              <text:p text:style-name="P25">7</text:p>
            </table:table-cell>
            <table:table-cell table:style-name="Table2.A3" office:value-type="string">
              <text:p text:style-name="P25">CHANGE_CREDENTIALS</text:p>
            </table:table-cell>
            <table:table-cell table:style-name="Table2.C3" office:value-type="string">
              <text:p text:style-name="P44">Klient wpisuje w pole „Dane” w pierwsze LOGIN_BYTE_SIZE bajt nowy login, a w następne PASSWORD_BYTE_SIZE nowe hasło.</text:p>
              <text:p text:style-name="P44"><text:span text:style-name="T27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6">8</text:p>
            </table:table-cell>
            <table:table-cell table:style-name="Table2.A3" office:value-type="string">
              <text:p text:style-name="P26">ADD_GROUP</text:p>
            </table:table-cell>
            <table:table-cell table:style-name="Table2.C3" office:value-type="string">
              <text:p text:style-name="P45">Klient wpisuje w pole „Dane” nazwę nowej grupy.</text:p>
              <text:p text:style-name="P45">Dostaje od serwera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7">9</text:p>
            </table:table-cell>
            <table:table-cell table:style-name="Table2.A3" office:value-type="string">
              <text:p text:style-name="P27">ADD_USER</text:p>
            </table:table-cell>
            <table:table-cell table:style-name="Table2.C3" office:value-type="string">
              <text:p text:style-name="P104">Klient wpisuje w pole danych : <text:span text:style-name="T43">napis w formacie JSON:</text:span> "{\"login\":\"User\",\"password\":\"12345sd\",\"name\":\"Test new\",\"surname\":\"SurnameXXX\"}",<text:span text:style-name="T43">gdzie</text:span></text:p>
              <text:p text:style-name="P105"><text:span text:style-name="T31">login</text:span> – nazwa użytkownika,</text:p>
              <text:p text:style-name="P105"><text:span text:style-name="T31">password</text:span> – hasło użytkownika, </text:p>
              <text:p text:style-name="P105"><text:span text:style-name="T31">name</text:span> – imię użytkownika,</text:p>
              <text:p text:style-name="P105"><text:span text:style-name="T31">surname</text:span> – nazwisko użytkownika.</text:p>
              <text:p text:style-name="P105"><text:soft-page-break/>Żeby dodać nowego użytkownika trzeba mieć uprawniwnia administratora.</text:p>
              <text:p text:style-name="P49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8">10</text:p>
            </table:table-cell>
            <table:table-cell table:style-name="Table2.A3" office:value-type="string">
              <text:p text:style-name="P28">ERROR_DATAGRAM</text:p>
            </table:table-cell>
            <table:table-cell table:style-name="Table2.C3" office:value-type="string">
              <text:p text:style-name="P46">Ten komunikat świadczy o tym, że w polu „Dane” w pierwszym bajcie znajduje się kod błędu , a w drugim bajcie - kod operacji której 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29">11</text:p>
            </table:table-cell>
            <table:table-cell table:style-name="Table2.A3" office:value-type="string">
              <text:p text:style-name="P30">DELETE_USER</text:p>
            </table:table-cell>
            <table:table-cell table:style-name="Table2.C3" office:value-type="string">
              <text:p text:style-name="P52">Użytkownik z uprawnieniami administratora podaje w polu „dane” nazwę użytkownika do usunięcia. W przypadku sukcesu podany użytkownik zostanie usunięty z <text:span text:style-name="T28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31">12</text:p>
            </table:table-cell>
            <table:table-cell table:style-name="Table2.A3" office:value-type="string">
              <text:p text:style-name="P31">DELETE_GROUP</text:p>
            </table:table-cell>
            <table:table-cell table:style-name="Table2.C3" office:value-type="string">
              <text:p text:style-name="P53">Użytkownik z uprawnieniami administratora podaje w polu „dane” nazwę <text:span text:style-name="T29">grupy</text:span> do usunięcia. W przypadku sukcesu podan<text:span text:style-name="T29">a</text:span> <text:span text:style-name="T29">grupa</text:span> zostanie usunięt<text:span text:style-name="T29">a</text:span> z <text:span text:style-name="T28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32">13</text:p>
            </table:table-cell>
            <table:table-cell table:style-name="Table2.A3" office:value-type="string">
              <text:p text:style-name="P32">GET_USER_INFO</text:p>
            </table:table-cell>
            <table:table-cell table:style-name="Table2.C3" office:value-type="string">
              <text:p text:style-name="P54">Klient wysyła ramkę z nazwą użytkownika w polu „dane”. </text:p>
              <text:p text:style-name="P54">W odpowiedzi od serwera dostaje ramkę z polem polecenia „GET_USER_INFO”, i polem „dane” wypełnionym w formacie json zdefiniowanym następująco:</text:p>
              <text:p text:style-name="P54">{„groups”:[„<text:span text:style-name="T17">grupa 1</text:span>”. „<text:span text:style-name="T17">grupa 2”</text:span>, ...], „login”:”<text:span text:style-name="T17">nazwa użytkownika</text:span>”, „name”:”<text:span text:style-name="T17">Imię</text:span>”, „surname”:”<text:span text:style-name="T17">Nazwisko</text:span>”},</text:p>
              <text:p text:style-name="P64">gdzie <text:span text:style-name="T31">groups</text:span> – lista grup do których należy użytkownik,</text:p>
              <text:p text:style-name="P64"><text:span text:style-name="T31">login</text:span> – nazwa użytkownika,</text:p>
              <text:p text:style-name="P64"><text:span text:style-name="T31">name</text:span> – imię użytkownika,</text:p>
              <text:p text:style-name="P64"><text:span text:style-name="T31">surname</text:span> – nazwisko użytkownika.</text:p>
              <text:p text:style-name="P56">W przypadku błędu lub nie istnienia użytkownika klient dostaje zwykły komunikat typu ERROR_DATAGRAM.</text:p>
            </table:table-cell>
          </table:table-row>
          <table:table-row table:style-name="Table2.1">
            <table:table-cell table:style-name="Table2.A3" office:value-type="string">
              <text:p text:style-name="P33">14</text:p>
            </table:table-cell>
            <table:table-cell table:style-name="Table2.A3" office:value-type="string">
              <text:p text:style-name="P33">SET_USER_INFO</text:p>
            </table:table-cell>
            <table:table-cell table:style-name="Table2.C3" office:value-type="string">
              <text:p text:style-name="P57">Ustawia dane podanego użytkownika na nowe.</text:p>
              <text:p text:style-name="P57">Klient wysyła ramkę z polem „dane” wypełnionym w formacie json zdefiniowanym w następujący sposób:</text:p>
              <text:p text:style-name="P55">{„login”:”<text:span text:style-name="T17">nazwa użytkownika</text:span>”, „name”:”<text:span text:style-name="T17">Imię</text:span>”, „surname”:”<text:span text:style-name="T17">Nazwisko</text:span>”},</text:p>
              <text:p text:style-name="P63">gdzie <text:span text:style-name="T31">login</text:span> – nazwa użytkownika dla którego dane zostaną zmienione,</text:p>
              <text:p text:style-name="P63"><text:soft-page-break/><text:span text:style-name="T31">name</text:span> – nowe imię użytkownika,</text:p>
              <text:p text:style-name="P63"><text:span text:style-name="T31">surname</text:span> – nowe nazwisko użytkownika.</text:p>
              <text:p text:style-name="P58">Klient dostaje <text:span text:style-name="T30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34">15</text:p>
            </table:table-cell>
            <table:table-cell table:style-name="Table2.A3" office:value-type="string">
              <text:p text:style-name="P34">ADD_TO_GROUP</text:p>
            </table:table-cell>
            <table:table-cell table:style-name="Table2.C3" office:value-type="string">
              <text:p text:style-name="P59">Dodaje podanego użytkownika do podanej grupy. Dla wykonania tej operacji są potrzebne uprawnienia administratora.</text:p>
              <text:p text:style-name="P60">Klient wysyła ramkę z polem „dane” wypełnionym w formacie json zdefiniowanym następująco:</text:p>
              <text:p text:style-name="P60">{„login”:”<text:span text:style-name="T17">login użytkownika</text:span>”, „group”:”<text:span text:style-name="T17">nazwa grupy</text:span>”},</text:p>
              <text:p text:style-name="P61">gdzie <text:span text:style-name="T31">login</text:span> – nazwa użytkownika którego trzeba dodać do grupy,</text:p>
              <text:p text:style-name="P61"><text:span text:style-name="T31">group</text:span> – nazwa grupy do której zostanie dodany użytkownik.</text:p>
              <text:p text:style-name="P62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35">16</text:p>
            </table:table-cell>
            <table:table-cell table:style-name="Table2.A3" office:value-type="string">
              <text:p text:style-name="P35">REMOVE_FROM_GROUP</text:p>
            </table:table-cell>
            <table:table-cell table:style-name="Table2.C3" office:value-type="string">
              <text:p text:style-name="P68">Usuwa podanego użytkownika z podanej grupy.</text:p>
              <text:p text:style-name="P68">Klient wysyła ramkę z polem danych wypełnionym w formacie json zdefiniowanym następująco:</text:p>
              <text:p text:style-name="P68">{„login”:”nazwa użytkownika”, „group”:”nazwa grupy”},</text:p>
              <text:p text:style-name="P68">gdzie <text:span text:style-name="T31">login</text:span> – nazwa użytkownika który zostanie usunięty z grupy,</text:p>
              <text:p text:style-name="P68"><text:span text:style-name="T31">group</text:span> – nazwa grupy z której użytkownik zostanie usunięty.</text:p>
              <text:p text:style-name="P109">Użytkownik musi posiadać uprawnienia <text:span text:style-name="T45">administratora</text:span>.</text:p>
            </table:table-cell>
          </table:table-row>
          <table:table-row table:style-name="Table2.1">
            <table:table-cell table:style-name="Table2.A3" office:value-type="string">
              <text:p text:style-name="P36">17</text:p>
            </table:table-cell>
            <table:table-cell table:style-name="Table2.A3" office:value-type="string">
              <text:p text:style-name="P36">ADD_TEST</text:p>
            </table:table-cell>
            <table:table-cell table:style-name="Table2.C3" office:value-type="string">
              <text:p text:style-name="P69">Dodaje nowy test z odpowiedziami.</text:p>
              <text:p text:style-name="P69">Klient wysyła ramkę w fomacie JSON:</text:p>
              <text:p text:style-name="P69">{„text”:”tekst pytania”, „answers”:[„odp1”, „odp2”], „right_answer”:”id”},</text:p>
              <text:p text:style-name="P69">gdzie <text:span text:style-name="T31">text</text:span> – tekst pytania,</text:p>
              <text:p text:style-name="P69"><text:span text:style-name="T31">answers</text:span> – lista możliwych odpowiedzi na pytanie <text:span text:style-name="T39">oprucz prawidłowej odpowiedzi.</text:span></text:p>
              <text:p text:style-name="P69"><text:span text:style-name="T32">right_answer</text:span><text:span text:style-name="T39"> – prawidłowa odpowiedź na pytanie.</text:span></text:p>
              <text:p text:style-name="P107">Klient musi posiadać uprawnienia egzaminatora.</text:p>
              <text:p text:style-name="P70"><text:soft-page-break/>Jeżeli odpowiedź prawidłowa jest pusta klient dostaje błąd BAD_FORMAT.</text:p>
            </table:table-cell>
          </table:table-row>
          <table:table-row table:style-name="Table2.1">
            <table:table-cell table:style-name="Table2.A3" office:value-type="string">
              <text:p text:style-name="P36">18</text:p>
            </table:table-cell>
            <table:table-cell table:style-name="Table2.A3" office:value-type="string">
              <text:p text:style-name="P36">REMOVE_TEST</text:p>
            </table:table-cell>
            <table:table-cell table:style-name="Table2.C3" office:value-type="string">
              <text:p text:style-name="P71">Usuwa podany test z listy testów.</text:p>
              <text:p text:style-name="P71">Klient podaje w danych ramki numer testu do usunięcia.</text:p>
              <text:p text:style-name="P71">Użytkownik musi posiadać uprawnienia <text:span text:style-name="T46">egzaminatora</text:span>.</text:p>
            </table:table-cell>
          </table:table-row>
        </table:table>
        <text:p text:style-name="Text_20_body"/>
        <text:p text:style-name="P11">Tablica 3.1.1.2.2 – <text:span text:style-name="T25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78">Wartość</text:p>
            </table:table-cell>
            <table:table-cell table:style-name="Table4.A1" office:value-type="string">
              <text:p text:style-name="P78">Nazwa</text:p>
            </table:table-cell>
            <table:table-cell table:style-name="Table4.C1" office:value-type="string">
              <text:p text:style-name="P78">Opis</text:p>
            </table:table-cell>
          </table:table-row>
          <table:table-row>
            <table:table-cell table:style-name="Table4.A2" office:value-type="string">
              <text:p text:style-name="P78">20</text:p>
            </table:table-cell>
            <table:table-cell table:style-name="Table4.A2" office:value-type="string">
              <text:p text:style-name="P78">LOGIN_BYTE_SIZE</text:p>
            </table:table-cell>
            <table:table-cell table:style-name="Table4.C2" office:value-type="string">
              <text:p text:style-name="P78">Rozmiar loginu w bajtach.</text:p>
            </table:table-cell>
          </table:table-row>
          <table:table-row>
            <table:table-cell table:style-name="Table4.A2" office:value-type="string">
              <text:p text:style-name="P78">30</text:p>
            </table:table-cell>
            <table:table-cell table:style-name="Table4.A2" office:value-type="string">
              <text:p text:style-name="P78">PASSWORD_BYTE_SIZE</text:p>
            </table:table-cell>
            <table:table-cell table:style-name="Table4.C2" office:value-type="string">
              <text:p text:style-name="P78">Rozmiar hasła w bajtach.</text:p>
            </table:table-cell>
          </table:table-row>
          <table:table-row>
            <table:table-cell table:style-name="Table4.A2" office:value-type="string">
              <text:p text:style-name="P79"/>
            </table:table-cell>
            <table:table-cell table:style-name="Table4.A2" office:value-type="string">
              <text:p text:style-name="P78"/>
            </table:table-cell>
            <table:table-cell table:style-name="Table4.C2" office:value-type="string">
              <text:p text:style-name="P78"/>
            </table:table-cell>
          </table:table-row>
        </table:table>
        <text:p text:style-name="Text_20_body"/>
        <text:p text:style-name="P100">3.1.1.3 – Grupy użytkowników</text:p>
        <text:p text:style-name="P96">W systemie istnieje dwie domyślych grupy: Admins i Examinators. Te grupy nie mogą zostać usunięte nawet przez administratora. <text:span text:style-name="T44">Grupa Admins nadaje uprawnienia administratora, czyli dodawać/usuwać użytkowników i.t.d. Grupa Examinators nadaje uprawnienia egzaminatora, czyli dodawać testy, i.t.d. </text:span></text:p>
        <text:p text:style-name="P91"><text:span text:style-name="T44">Jeden użytkownik moży być w wielu grupach jednocześnie.</text:span></text:p>
        <text:h text:style-name="P118" text:outline-level="4" text:is-list-header="true"/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14">Znaczenie komunikatu</text:p>
            </table:table-cell>
          </table:table-row>
          <table:table-row table:style-name="Table3.1">
            <table:table-cell table:style-name="Table3.A1" office:value-type="string">
              <text:p text:style-name="P13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16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13">1</text:p>
            </table:table-cell>
            <table:table-cell table:style-name="Table3.A1" office:value-type="string">
              <text:p text:style-name="P13">ACCESS_DENIED</text:p>
            </table:table-cell>
            <table:table-cell table:style-name="Table3.C1" office:value-type="string">
              <text:p text:style-name="P16">Klient nie ma uprawnień na wykonanie operacji</text:p>
            </table:table-cell>
          </table:table-row>
          <table:table-row table:style-name="Table3.1">
            <table:table-cell table:style-name="Table3.A1" office:value-type="string">
              <text:p text:style-name="P13">2</text:p>
            </table:table-cell>
            <table:table-cell table:style-name="Table3.A1" office:value-type="string">
              <text:p text:style-name="P15">BAD_COMMAND</text:p>
            </table:table-cell>
            <table:table-cell table:style-name="Table3.C1" office:value-type="string">
              <text:p text:style-name="P16">Zły format ramki <text:span text:style-name="T34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17">3</text:p>
            </table:table-cell>
            <table:table-cell table:style-name="Table3.A1" office:value-type="string">
              <text:p text:style-name="P17">ALREADY_EXISTS</text:p>
            </table:table-cell>
            <table:table-cell table:style-name="Table3.C1" office:value-type="string">
              <text:p text:style-name="P18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18">4</text:p>
            </table:table-cell>
            <table:table-cell table:style-name="Table3.A6" office:value-type="string">
              <text:p text:style-name="P18">GENERIC_ERROR</text:p>
            </table:table-cell>
            <table:table-cell table:style-name="Table3.C6" office:value-type="string">
              <text:p text:style-name="P18">Na serwerze wystąpił błąd.</text:p>
            </table:table-cell>
          </table:table-row>
          <table:table-row table:style-name="Table3.1">
            <table:table-cell table:style-name="Table3.A6" office:value-type="string">
              <text:p text:style-name="P18">5</text:p>
            </table:table-cell>
            <table:table-cell table:style-name="Table3.A6" office:value-type="string">
              <text:p text:style-name="P18">DOES_NOT_EXISTS</text:p>
            </table:table-cell>
            <table:table-cell table:style-name="Table3.C6" office:value-type="string">
              <text:p text:style-name="P19">Obiekt zapytania do serwera nie istnieje (n.p. przy spróbie uzyskania informacji o nieistniejącym użytkowniku).</text:p>
            </table:table-cell>
          </table:table-row>
        </table:table>
        <text:p text:style-name="P10"/>
        <text:h text:style-name="P111" text:outline-level="1"><text:soft-page-break/>Przypadki użycia</text:h>
        <text:h text:style-name="P121" text:outline-level="3">Klient tworzy nowego użytkownika w bazie serwera</text:h>
        <text:p text:style-name="Text_20_body"><text:tab/>xxxxxxxxxXXXXXXXXXXXXXXXXXX <text:span text:style-name="T9">Na przykład</text:span></text:p>
        <text:h text:style-name="P121" text:outline-level="3">Klient loguje się do serwera</text:h>
        <text:p text:style-name="Text_20_body"><text:tab/>Klient wywołuje login. <text:s text:c="12"/><text:span text:style-name="T9">Na przykład</text:span></text:p>
        <text:h text:style-name="P121" text:outline-level="3">Klient wylogowuje się z serwera</text:h>
        <text:p text:style-name="Text_20_body">Klient wywołuje logout</text:p>
        <text:h text:style-name="P121" text:outline-level="3">XXXXXXXXXXXXXXX</text:h>
        <text:p text:style-name="Text_20_body">XXXXXXXXXXXXXXXXXXXXXXXXXX</text:p>
        <text:p text:style-name="Text_20_body"/>
        <text:h text:style-name="P111" text:outline-level="1">Aplikacja klienta</text:h>
        <text:h text:style-name="P112" text:outline-level="2">Wstęp</text:h>
        <text:p text:style-name="P10">Po co jest co robi.</text:p>
        <text:h text:style-name="P112" text:outline-level="2">Moduł <text:span text:style-name="T9">nazwa1</text:span></text:h>
        <text:p text:style-name="P10">Bardzo ogólnie funkcjonalność</text:p>
        <text:h text:style-name="P112" text:outline-level="2">Moduł <text:span text:style-name="T9">nazwa2</text:span></text:h>
        <text:p text:style-name="P10">Bardzo ogólnie funkcjonalność</text:p>
        <text:h text:style-name="P111" text:outline-level="1">Aplikacja serwera</text:h>
        <text:h text:style-name="P112" text:outline-level="2">Wstęp</text:h>
        <text:p text:style-name="P97">Aplikacja serwera <text:span text:style-name="T33">hotest-server</text:span> służy do obsługi systemu testów opisanego w zadaniu i zapewnienia możliwości pracy aplikacji klienckich zgodnie ze specyfikacją protokołu (Tablica 3.1.1.2.1).</text:p>
        <text:p text:style-name="P92">Dla działania serwera jest potrzebna obecność pliku bazy danych users.db, który jest dostarczany razem z kodem źródłowym aplikacji, w katalogu roboczym aplikacji. W przypadku uruchomienia aplikacji lokalnie ten plik zostanie zainstalowany przez cmake w prawidłowym miejscu, ale dla uruchomienia aplikacji jako demona należy umieścić ten plik w nowym katalogie roboczym.</text:p>
        <text:p text:style-name="P93">Dla zbudowania aplikacji ze źródeł jest używany cmake, więc należy użyć polecenia</text:p>
        <text:p text:style-name="P93"><text:tab/><text:span text:style-name="T33">cmake .</text:span></text:p>
        <text:p text:style-name="P94"><text:soft-page-break/><text:tab/>make</text:p>
        <text:p text:style-name="P93">żeby skompolować i zainstalować serwer <text:span text:style-name="T47">w katalogu lokalnym.</text:span></text:p>
        <text:h text:style-name="P112" text:outline-level="2">Moduł <text:span text:style-name="T48">D</text:span><text:span text:style-name="T10">atabase</text:span></text:h>
        <text:p text:style-name="P98">Służy do wykonania zapytań SQL do bazy danych i łączy bazę danych z logiką aplikacji.</text:p>
        <text:h text:style-name="P113" text:outline-level="2">Moduł <text:span text:style-name="T10">Session</text:span></text:h>
        <text:p text:style-name="P98">Implementuje większą część logiki aplikacji, każdy obiekt klasy Sessio przedstawie jedno połączenie zautorizowanego użytkownika.</text:p>
        <text:p text:style-name="P102"><text:span text:style-name="T49"><text:s/>6.4 <text:tab/>Moduł posix_server</text:span></text:p>
        <text:p text:style-name="P101">Odpowiada za komunikację sieciową z klientami i logowanie danych (stdout/stderr lub syslog).</text:p>
        <text:p text:style-name="P103"><text:s/>6.5<text:tab/>Moduł hotest_protocol</text:p>
        <text:p text:style-name="P101">Implementuje protokół aplikacji i przetwarzanie danych aplikacji na ramki protokołu w obie strony.</text:p>
        <text:h text:style-name="P111" text:outline-level="1">Przechowywane dane </text:h>
        <text:h text:style-name="P112" text:outline-level="2">Wstęp</text:h>
        <text:h text:style-name="P112" text:outline-level="2">Tabela/ plik1</text:h>
        <text:p text:style-name="P99">Users.db – jest to baza danych SQLite i zawiera <text:span text:style-name="T50">wszystkie dane serwera.</text:span></text:p>
        <text:h text:style-name="P112" text:outline-level="2">Tabela/ plik2</text:h>
        <text:h text:style-name="P111" text:outline-level="1">Interfejs danych</text:h>
        <text:h text:style-name="P114" text:outline-level="2">Funkcja 1</text:h>
        <text:p text:style-name="P10">Krótki opis (po co, zwracana wartość, parametry)</text:p>
        <text:h text:style-name="P114" text:outline-level="2">Funkcja 2</text:h>
        <text:p text:style-name="P10">Krótki opis (po co, zwracana wartość, parametry)</text:p>
        <text:h text:style-name="P115" text:outline-level="2">…</text:h>
        <text:h text:style-name="P112" text:outline-level="2">Spis komunikatów błędów</text:h>
        <text:h text:style-name="P111" text:outline-level="1">Planowany podział prac</text:h>
        <text:p text:style-name="P20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 style:num-format="1"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25T00:03:36.428025641</dc:date>
    <meta:print-date>2113-01-01T00:00:00</meta:print-date>
    <meta:editing-cycles>142</meta:editing-cycles>
    <meta:editing-duration>PT5H8M41S</meta:editing-duration>
    <meta:generator>LibreOffice/6.0.4.2$Linux_X86_64 LibreOffice_project/00m0$Build-2</meta:generator>
    <meta:document-statistic meta:table-count="4" meta:image-count="0" meta:object-count="0" meta:page-count="10" meta:paragraph-count="279" meta:word-count="1554" meta:character-count="11421" meta:non-whitespace-character-count="9968"/>
  </office:meta>
</office:document-meta>
</file>